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3.144cm" fo:min-width="3.17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428cm" fo:min-width="4.73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34cm"/>
    </style:style>
    <style:style style:name="gr5" style:family="graphic" style:parent-style-name="standard">
      <style:graphic-properties draw:textarea-horizontal-align="justify" draw:textarea-vertical-align="middle" draw:auto-grow-height="false" fo:min-height="2.419cm" fo:min-width="3.806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0pt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2cm" svg:height="4.8cm" svg:x="1.2cm" svg:y="3.4cm">
          <text:p text:style-name="P1">Machine </text:p>
          <text:p text:style-name="P1">THEM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4cm" svg:height="5.2cm" svg:x="9.2cm" svg:y="3.2cm">
          <text:p text:style-name="P1">Station de travail </text:p>
          <text:p text:style-name="P1">Ubuntu </text:p>
          <text:p text:style-name="P1">avec emoncms </text:p>
          <text:p text:style-name="P1">et son module 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cm" svg:y1="5.8cm" svg:x2="9.2cm" svg:y2="5.8cm" draw:start-shape="id1" draw:start-glue-point="10" draw:end-shape="id2" draw:end-glue-point="6" svg:d="M6400 5800h2800" svg:viewBox="0 0 2801 1">
          <text:p text:style-name="P1">www</text:p>
        </draw:connector>
        <draw:frame draw:style-name="gr4" draw:text-style-name="P3" draw:layer="layout" svg:width="9.134cm" svg:height="2.384cm" svg:x="8.866cm" svg:y="9.4cm">
          <draw:text-box>
            <text:p>1 flux = 2 fichiers binaires</text:p>
            <text:p>- 1 fichier meta (métadonnées)</text:p>
            <text:p>- 1 fichier dat (données)</text:p>
          </draw:text-box>
        </draw:frame>
        <draw:custom-shape draw:style-name="gr5" draw:text-style-name="P4" xml:id="id3" draw:id="id3" draw:layer="layout" svg:width="5cm" svg:height="4cm" svg:x="21cm" svg:y="3.8cm">
          <text:p text:style-name="P4"><text:span text:style-name="T1">/var/opt/emoncms/phpfin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16.6cm" svg:y1="5.8cm" svg:x2="21cm" svg:y2="5.8cm" draw:start-shape="id2" draw:start-glue-point="10" draw:end-shape="id3" draw:end-glue-point="5" svg:d="M16600 5800h4400" svg:viewBox="0 0 4401 1">
          <text:p text:style-name="P1">Récupération</text:p>
          <text:p text:style-name="P1">Des flux</text:p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7T11:17:02.114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object-count="29"/>
  </office:meta>
</office:document-meta>
</file>